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27a81" officeooo:paragraph-rsid="00027a81"/>
    </style:style>
    <style:style style:name="P2" style:family="paragraph" style:parent-style-name="Text_20_body" style:list-style-name="L2">
      <style:text-properties officeooo:rsid="00027a81" officeooo:paragraph-rsid="00027a81"/>
    </style:style>
    <style:style style:name="P3" style:family="paragraph" style:parent-style-name="Text_20_body">
      <style:text-properties officeooo:paragraph-rsid="00027a81"/>
    </style:style>
    <style:style style:name="P4" style:family="paragraph" style:parent-style-name="Text_20_body">
      <style:paragraph-properties fo:text-align="center" style:justify-single-word="false"/>
      <style:text-properties officeooo:paragraph-rsid="00027a81"/>
    </style:style>
    <style:style style:name="P5" style:family="paragraph" style:parent-style-name="Text_20_body" style:list-style-name="L2">
      <style:text-properties officeooo:paragraph-rsid="00027a81"/>
    </style:style>
    <style:style style:name="P6" style:family="paragraph" style:parent-style-name="Header">
      <style:text-properties officeooo:rsid="00027a81" officeooo:paragraph-rsid="00027a81"/>
    </style:style>
    <style:style style:name="P7" style:family="paragraph" style:parent-style-name="Heading_20_3">
      <style:text-properties officeooo:rsid="00027a81" officeooo:paragraph-rsid="00027a81"/>
    </style:style>
    <style:style style:name="P8" style:family="paragraph" style:parent-style-name="Heading_20_3">
      <style:text-properties officeooo:paragraph-rsid="00027a81"/>
    </style:style>
    <style:style style:name="P9" style:family="paragraph" style:parent-style-name="Heading_20_1">
      <style:paragraph-properties fo:text-align="center" style:justify-single-word="false"/>
      <style:text-properties officeooo:rsid="00027a81" officeooo:paragraph-rsid="00027a81"/>
    </style:style>
    <style:style style:name="T1" style:family="text">
      <style:text-properties officeooo:rsid="00027a81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Problèmes récurrents <text:s/>ROBOTO</text:h>
      <text:p text:style-name="P4"/>
      <text:h text:style-name="P8" text:outline-level="3"><text:span text:style-name="T1">Branchements :</text:span></text:h>
      <text:p text:style-name="P1">Pour faire fonctionner le robot, ne pas oublier d’alimenter l’Arduino, de brancher la logique de la carte Pololu et de l’alimenter pour faire fonctionner les sevomoteurs (3 branchements).</text:p>
      <text:p text:style-name="P1"/>
      <text:h text:style-name="P7" text:outline-level="3">Alimentation :</text:h>
      <text:p text:style-name="P1">Pour alimenter convenablement les servomoteurs ne pas envoyer un courant <text:s/>&gt; 5V. Utiliser de préférence une prise secteur ou un générateur (les piles ou batterie peuvent provoquer des dysfonctionnement des servomoteurs).</text:p>
      <text:p text:style-name="P1"/>
      <text:h text:style-name="Heading_20_3" text:outline-level="3">Que faire en cas si le robot ne répond pas  ?</text:h>
      <text:list xml:id="list3809274455" text:style-name="L2">
        <text:list-header>
          <text:p text:style-name="P5"/>
        </text:list-header>
        <text:list-item>
          <text:p text:style-name="P5"><text:span text:style-name="T1">Vérifier les deux premiers points (Alimentation et Branchements).</text:span></text:p>
        </text:list-item>
        <text:list-item>
          <text:p text:style-name="P2"><text:span text:style-name="T2">Avec l’application ROBOTO CONTROL :</text:span> Regarder si il y a un retour dans la boîte de texte.</text:p>
          <text:list>
            <text:list-item>
              <text:p text:style-name="P2">Si oui : Le problème vient de la transmission entre la Pololu et L’Arduino </text:p>
            </text:list-item>
            <text:list-item>
              <text:p text:style-name="P2">Si non : Le problème vient du module Bluetooth (vérifier les branchements et les leds d’états )</text:p>
            </text:list-item>
          </text:list>
          <text:p text:style-name="P2"><text:span text:style-name="T2"/></text:p>
        </text:list-item>
        <text:list-item>
          <text:p text:style-name="P2"><text:span text:style-name="T2">AVEC L’IDE ARDUINO  :</text:span>Vérifier le retour en branchant par port série avec votre PC en ouvrant le port COM régarder si il y a le « WAITING FOR COMMAND »</text:p>
          <text:list>
            <text:list-item>
              <text:p text:style-name="P2">Si oui : Si votre commande ne s’affiche pas par le port COM le problème vient du module Bluetooth</text:p>
            </text:list-item>
            <text:list-item>
              <text:p text:style-name="P2">Si non : Le problème vient de l’Arduino, vérifier les branchements ou son état si besoin.</text:p>
              <text:p text:style-name="P2">Téléversez à nouveau le programme sur votre Arduino.</text:p>
            </text:list-item>
          </text:list>
        </text:list-item>
      </text:list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7a81" officeooo:paragraph-rsid="00027a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évin BERNARD, Maria-Lorena POUPET, Geoffroy KEIME<text:tab/>CMI SIC 2018-10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4:49:03.146000000</meta:creation-date>
    <dc:date>2019-07-04T15:07:50.284000000</dc:date>
    <meta:editing-duration>PT16S</meta:editing-duration>
    <meta:editing-cycles>1</meta:editing-cycles>
    <meta:document-statistic meta:table-count="0" meta:image-count="0" meta:object-count="0" meta:page-count="1" meta:paragraph-count="18" meta:word-count="225" meta:character-count="1297" meta:non-whitespace-character-count="1091"/>
    <meta:generator>LibreOffice/6.0.7.3$Windows_X86_64 LibreOffice_project/dc89aa7a9eabfd848af146d5086077aeed2ae4a5</meta:generator>
  </office:meta>
</office:document-meta>
</file>